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core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8CA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CA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CA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CA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CA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CA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CA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CA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CA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CA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CA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CA3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59:48.416283504</meta:creation-date>
    <dc:date>2018-11-23T15:05:34.535365962</dc:date>
    <meta:editing-duration>PT5M46S</meta:editing-duration>
    <meta:editing-cycles>1</meta:editing-cycles>
    <meta:document-statistic meta:table-count="1" meta:cell-count="183" meta:object-count="0"/>
    <meta:generator>LibreOffice/5.1.6.2$Linux_X86_64 LibreOffice_project/10m0$Build-2</meta:generator>
  </office:meta>
</office:document-meta>
</file>